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e1bc" officeooo:paragraph-rsid="0002e1bc"/>
    </style:style>
    <style:style style:name="P2" style:family="paragraph" style:parent-style-name="Standard">
      <style:text-properties officeooo:rsid="0002e1bc" officeooo:paragraph-rsid="0003ee81"/>
    </style:style>
    <style:style style:name="P3" style:family="paragraph" style:parent-style-name="Standard">
      <style:paragraph-properties fo:text-align="center" style:justify-single-word="false"/>
      <style:text-properties fo:font-size="15pt" fo:font-weight="bold" officeooo:rsid="0002e1bc" officeooo:paragraph-rsid="0002e1bc" style:font-size-asian="15pt" style:font-weight-asian="bold" style:font-size-complex="15pt" style:font-weight-complex="bold"/>
    </style:style>
    <style:style style:name="P4" style:family="paragraph" style:parent-style-name="Standard">
      <style:text-properties officeooo:rsid="0003ee81" officeooo:paragraph-rsid="0003ee81"/>
    </style:style>
    <style:style style:name="P5" style:family="paragraph" style:parent-style-name="Standard">
      <style:text-properties officeooo:rsid="0003ee81" officeooo:paragraph-rsid="0004434e"/>
    </style:style>
    <style:style style:name="P6" style:family="paragraph" style:parent-style-name="Standard">
      <style:text-properties officeooo:rsid="0004434e" officeooo:paragraph-rsid="0004434e"/>
    </style:style>
    <style:style style:name="P7" style:family="paragraph" style:parent-style-name="Standard">
      <style:text-properties officeooo:paragraph-rsid="0004434e"/>
    </style:style>
    <style:style style:name="P8" style:family="paragraph" style:parent-style-name="Standard">
      <style:text-properties officeooo:rsid="00059803" officeooo:paragraph-rsid="00059803"/>
    </style:style>
    <style:style style:name="T1" style:family="text">
      <style:text-properties officeooo:rsid="0002e1bc"/>
    </style:style>
    <style:style style:name="T2" style:family="text">
      <style:text-properties officeooo:rsid="0003ee81"/>
    </style:style>
    <style:style style:name="T3"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4" style:family="text">
      <style:text-properties style:text-outline="false" style:text-line-through-style="none" style:text-line-through-type="none" style:font-name="Liberation Sans1" fo:font-size="10pt" fo:font-style="normal" fo:text-shadow="none" style:text-underline-style="none" fo:font-weight="normal" officeooo:rsid="0004434e" style:font-size-asian="10pt" style:font-style-asian="normal" style:font-weight-asian="normal" style:text-emphasize="none"/>
    </style:style>
    <style:style style:name="T5" style:family="text">
      <style:text-properties style:text-outline="false" style:text-line-through-style="none" style:text-line-through-type="none" style:font-name="Liberation Sans1" fo:font-size="10pt" fo:font-style="normal" fo:text-shadow="none" style:text-underline-style="none" fo:font-weight="normal" officeooo:rsid="00058591" style:font-size-asian="10pt" style:font-style-asian="normal" style:font-weight-asian="normal" style:text-emphasize="none"/>
    </style:style>
    <style:style style:name="T6" style:family="text">
      <style:text-properties style:text-outline="false" style:text-line-through-style="none" style:text-line-through-type="none" style:font-name="Liberation Sans1" fo:font-size="10pt" fo:font-style="normal" fo:text-shadow="none" style:text-underline-style="none" fo:font-weight="normal" officeooo:rsid="0005b35c" style:font-size-asian="10pt" style:font-style-asian="normal" style:font-weight-asian="normal" style:text-emphasiz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 de Costa Rica</text:p>
      <text:p text:style-name="P1">Escuela de Ciencias de la Computación e Informática</text:p>
      <text:p text:style-name="P1">CI-0124 Computabilidad</text:p>
      <text:p text:style-name="P1"/>
      <text:p text:style-name="P3">Tarea de Programación 1</text:p>
      <text:p text:style-name="P1"/>
      <text:p text:style-name="P4">Esta tarea debe resolverse creando un programa en C, compilable con gcc de Linux. Es individual. La importancia de la tarea se verá más adelante cuando se estudien problemas del tipo NP.</text:p>
      <text:p text:style-name="P4"/>
      <text:p text:style-name="P1"><text:span text:style-name="T2">S</text:span>e tiene un conjunto de 10000 números positivos, los cuales se quieren dividir en 3 subconjuntos disjuntos <text:span text:style-name="T2">A, B y C, </text:span>tales que todo número de la lista pertenece a un solo subconjunto y la suma de números en cada subconjunto sea lo más parecida posible a la de los otros dos subconjuntos. Si hay números repetidos, es claro que algunos pueden estar en un subconjunto y otros en otro.</text:p>
      <text:p text:style-name="P1"/>
      <text:p text:style-name="P1">Si la suma de los valores en cada subconjunto es s1, s2 y s3, queremos minimizar la suma de cuadrados de sus diferencias: </text:p>
      <text:p text:style-name="P2">f(s1, s2, s3) = (s1 - s2)^2 + (s1 - s3)^2 + (s2 - s3)^2.<text:span text:style-name="T2"> </text:span></text:p>
      <text:p text:style-name="P2"><text:span text:style-name="T2">Para evitar trabajar con números muy grandes, dividiremos la función f entre una constante grande, como 10^12. Es decir, trabajaremos con la función</text:span></text:p>
      <text:p text:style-name="P2">f(s1, s2, s3) = <text:span text:style-name="T2">( </text:span>(s1 - s2)^2 + (s1 - s3)^2 + (s2 - s3)^2<text:span text:style-name="T2">) / 10^12.</text:span></text:p>
      <text:p text:style-name="P4">Defínala como una función que devuelve un valor flotante de 64 bits (double).</text:p>
      <text:p text:style-name="P2"/>
      <text:p text:style-name="P4">Observe que si los 3 subconjuntos sumaran lo mismo, <text:span text:style-name="T1">f(s1, s2, s3) = </text:span>0.</text:p>
      <text:p text:style-name="P4">Usted debe inventar su propia técnica para repartir los números entre los 3 conjuntos. Para medir la eficiencia del algoritmo, cuente el número de veces que se requiere evaluar <text:span text:style-name="T1">f(s1, s2, s3)</text:span>.</text:p>
      <text:p text:style-name="P4"/>
      <text:p text:style-name="P4">Finalice el algoritmo cuando <text:span text:style-name="T1">f(s1, s2, s3)</text:span> haya alcanzado un valor suficientemente pequeño, idealmente 0, o cuando se hayan alcanzado un cierto número de evaluaciones de <text:span text:style-name="T1">f(s1, s2, s3)</text:span>, por ejemplo, 10 millones de evaluaciones.</text:p>
      <text:p text:style-name="P4">Cada cierto tiempo imprima el número de evaluaciones alcanzado y el valor de <text:span text:style-name="T1">f(s1, s2, s3)</text:span>. Al finalizar el algoritmo, guarde en un archivo de texto el número de evaluaciones alcanzado, el valor de <text:span text:style-name="T1">f(s1, s2, s3)</text:span> y la pertenencia de cada dato a cada subconjunto. La salida debería ser algo como:</text:p>
      <text:p text:style-name="P4"/>
      <text:p text:style-name="P4">evaluaciones = 7456325</text:p>
      <text:p text:style-name="P4">f = <text:span text:style-name="T3">49884340</text:span><text:span text:style-name="T4">.</text:span><text:span text:style-name="T3">24336860</text:span></text:p>
      <text:p text:style-name="P4"><text:span text:style-name="T3"/></text:p>
      <text:p text:style-name="P4"><text:span text:style-name="T4">A: </text:span><text:span text:style-name="T3">45579</text:span></text:p>
      <text:p text:style-name="P4"><text:span text:style-name="T4">A: </text:span><text:span text:style-name="T3">981638</text:span></text:p>
      <text:p text:style-name="P4"><text:span text:style-name="T4">C: </text:span><text:span text:style-name="T3">5477</text:span></text:p>
      <text:p text:style-name="P4"><text:span text:style-name="T4">B: </text:span><text:span text:style-name="T3">90732</text:span></text:p>
      <text:p text:style-name="P4"><text:span text:style-name="T4">C: </text:span><text:span text:style-name="T3">914629</text:span></text:p>
      <text:p text:style-name="P4"><text:span text:style-name="T4">A: </text:span><text:span text:style-name="T3">4266</text:span></text:p>
      <text:p text:style-name="P6"><text:span text:style-name="T3">...</text:span></text:p>
      <text:p text:style-name="P6"><text:span text:style-name="T3"/></text:p>
      <text:p text:style-name="P6"><text:span text:style-name="T3">El archivo de datos se llama numbers.txt y se adjunta a este enunciado.</text:span></text:p>
      <text:p text:style-name="P6"><text:span text:style-name="T3">Entregue un documento pdf que explique la técnica empleada para resolver el problema, el tiempo de máquina requerido, los resultados encontrados y la línea de comando requerida para compilar el programa.</text:span></text:p>
      <text:p text:style-name="P7"><text:span text:style-name="T4">En este curso, a no ser que se indique lo contrario, todo programa se escribirá en C, no C++, sin uso de objetos, compilable con gcc, en una sola línea de comando. No se permite utilizar make, makefile, ni agregar archivos de header (.h) personales. </text:span><text:span text:style-name="T5">El código fuente deberá estar contenido en un solo archivo .c. </text:span><text:span text:style-name="T4">Además, la lógica principal deberá estar </text:span><text:span text:style-name="T5">programada</text:span><text:span text:style-name="T4"> en main(), quien puede llamar a funciones personales con un solo nivel de </text:span><text:soft-page-break/><text:span text:style-name="T4">encadenamiento en los llamados. Se exceptúan de esta regla las funciones de la biblioteca estándar. Es decir, si main() llama a una función calcular(), a su vez, calcular() no puede llamar a otras funciones, excepto funciones de la biblioteca estándar.</text:span><text:span text:style-name="T6"> Debe incluirse documentación interna cuando la lógica lo amerite, para ayudar a explicar trucos o situaciones especiales en la implementación.</text:span></text:p>
      <text:p text:style-name="P8"><text:span text:style-name="T3"/></text:p>
      <text:p text:style-name="P8"><text:span text:style-name="T3">Esto se establece así por facilidad de revisión de los programas y porque los programas de este curso son cortos y simples.</text:span></text:p>
      <text:p text:style-name="P8"><text:span text:style-name="T3"/></text:p>
      <text:p text:style-name="P6"><text:span text:style-name="T3">Fecha de entrega: 31 de agosto en Mediación.</text:span></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page"/>
      <style:text-properties style:use-window-font-color="true" style:font-name="Liberation Serif" fo:font-size="12pt" fo:language="es" fo:country="C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0T14:21:42.422725466</meta:creation-date>
    <meta:generator>LibreOffice/6.4.7.2$Linux_X86_64 LibreOffice_project/40$Build-2</meta:generator>
    <dc:date>2021-08-23T19:31:32.943927356</dc:date>
    <meta:editing-duration>PT7M28S</meta:editing-duration>
    <meta:editing-cycles>6</meta:editing-cycles>
    <meta:document-statistic meta:table-count="0" meta:image-count="0" meta:object-count="0" meta:page-count="2" meta:paragraph-count="29" meta:word-count="574" meta:character-count="3310" meta:non-whitespace-character-count="2763"/>
  </office:meta>
</office:document-meta>
</file>